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outline1">
      <style:graphic-properties fo:min-height="18.586cm"/>
    </style:style>
    <style:style style:name="pr6" style:family="presentation" style:parent-style-name="Blue-outline1">
      <style:graphic-properties fo:min-height="15.826cm"/>
    </style:style>
    <style:style style:name="pr7" style:family="presentation" style:parent-style-name="Blue-outline1">
      <style:graphic-properties fo:min-height="17.329cm"/>
    </style:style>
    <style:style style:name="pr8" style:family="presentation" style:parent-style-name="Blue-title">
      <style:graphic-properties fo:min-height="3.506cm"/>
    </style:style>
    <style:style style:name="pr9" style:family="presentation" style:parent-style-name="Blue-outline1">
      <style:graphic-properties fo:min-height="13.859cm"/>
    </style:style>
    <style:style style:name="pr10" style:family="presentation" style:parent-style-name="Blue-notes">
      <style:graphic-properties draw:fill-color="#ffffff" fo:min-height="13.364cm"/>
    </style:style>
    <style:style style:name="pr11" style:family="presentation" style:parent-style-name="Blue-outline1" style:list-style-name="L2">
      <style:graphic-properties fo:min-height="10.273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ned On-line Maths Marker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Unlike existing systems in two respects:</text:span></text:p>
            <text:list text:style-name="L2">
              <text:list-header>
                <text:p text:style-name="P1"><text:span text:style-name="T1"/></text:p>
              </text:list-header>
            </text:list>
            <text:list text:style-name="L3">
              <text:list-item>
                <text:p text:style-name="P1"><text:span text:style-name="T1"><text:s text:c="2"/></text:span><text:span text:style-name="T1">Students' working is to be marked, not just their answers.</text:span></text:p>
                <text:p text:style-name="P1"><text:span text:style-name="T1"/></text:p>
              </text:list-item>
              <text:list-item>
                <text:p text:style-name="P1"><text:span text:style-name="T1"><text:s text:c="2"/></text:span><text:span text:style-name="T1">The problems can come from anywhere. They will not need to be stored in the system.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blem</text:p>
          </draw:text-box>
        </draw:frame>
        <draw:frame presentation:style-name="pr4" draw:text-style-name="P3" draw:layer="layout" svg:width="25.199cm" svg:height="15.661cm" svg:x="1.4cm" svg:y="4.914cm" presentation:class="outline">
          <draw:text-box>
            <text:p text:style-name="P3">Joe Bloggs tried to answer a problem from his maths homework book but his answer differed from the answer in the back of the book. The problem was as follows:</text:p>
            <text:p text:style-name="P3"/>
            <text:p text:style-name="P3">Find <text:s/>f(x) <text:s/>if it passes through the point (2,3) and </text:p>
            <text:p text:style-name="P4">f'(x) = x²</text:p>
            <text:p text:style-name="P3"/>
            <text:p text:style-name="P3">Joe's answer:<text:tab/><text:tab/><text:tab/>f(x) = x³/3</text:p>
            <text:p text:style-name="P3">Correct answer:<text:tab/><text:tab/>f(x) = (x³ + 1)/3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ow he finds the mistake</text:p>
          </draw:text-box>
        </draw:frame>
        <draw:frame presentation:style-name="pr4" draw:layer="layout" svg:width="25.199cm" svg:height="13.609cm" svg:x="1.4cm" svg:y="4.914cm" presentation:class="outline">
          <draw:text-box>
            <text:p>In a text field in a form on the web site, he enters the official answer followed by his working and any given information which he uses.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ere is what he enters: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f(x)=(x^3+1)/3</text:p>
            <text:p>f'(x)=x^2</text:p>
            <text:p>f(x)=x^3/3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his what he sees: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p>f(x)=(x^3+1)/3<text:tab/><text:tab/><text:tab/>Treated as given</text:p>
            <text:p>f'(x)=x^2<text:tab/><text:tab/><text:tab/><text:tab/><text:tab/>Correct</text:p>
            <text:p>f(x)=x^3/3<text:tab/><text:tab/><text:tab/><text:tab/><text:tab/>Missing integration constant</text:p>
            <text:p/>
            <text:p/>
            <text:p>The first line is treated as given because it contains the first appearance of “f”. <text:s/>The second line is marked as correct because it is implied by the first line. The system doesn't know that it is supplied information.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fter he has made the correction and completed the solution:</text:p>
          </draw:text-box>
        </draw:frame>
        <draw:frame presentation:style-name="pr4" draw:layer="layout" svg:width="25.199cm" svg:height="15.395cm" svg:x="1.4cm" svg:y="4.914cm" presentation:class="outline">
          <draw:text-box>
            <text:p>f'(x)=(x^3+1)/3<text:tab/><text:tab/><text:tab/>Treated as given</text:p>
            <text:p>f'(x)=x^2<text:tab/><text:tab/><text:tab/><text:tab/><text:tab/>Correct</text:p>
            <text:p>f(x)=x^3/3+c<text:tab/><text:tab/><text:tab/><text:tab/>Correct</text:p>
            <text:p>f(2)=3<text:tab/><text:tab/><text:tab/><text:tab/><text:tab/><text:tab/>Treated as given</text:p>
            <text:p>2^3/3+c=3<text:tab/><text:tab/><text:tab/><text:tab/>Correct</text:p>
            <text:p>c=3-8/3<text:tab/><text:tab/><text:tab/><text:tab/><text:tab/>Correct</text:p>
            <text:p>=1/3<text:tab/><text:tab/><text:tab/><text:tab/><text:tab/><text:tab/><text:tab/>Correct</text:p>
            <text:p>f(x)=x^3/3+1/3<text:tab/><text:tab/><text:tab/>Correct</text:p>
            <text:p>=(x^3+1)/3<text:tab/><text:tab/><text:tab/><text:tab/>Correct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rking Method</text:p>
          </draw:text-box>
        </draw:frame>
        <draw:frame presentation:style-name="pr5" draw:text-style-name="P2" draw:layer="layout" svg:width="25.1cm" svg:height="18.586cm" svg:x="1.4cm" svg:y="4.914cm" presentation:class="outline" presentation:user-transformed="true">
          <draw:text-box>
            <text:p text:style-name="P2"><text:span text:style-name="T1">Any step is treated as being correct if it is implied by what is above it or if it is always true.</text:span></text:p>
            <text:p text:style-name="P2"><text:span text:style-name="T1"/></text:p>
            <text:p text:style-name="P2"><text:span text:style-name="T1">Any step which is an equation which constitutes an open sentence is assumed to be supplied information.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implification for User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Entry of the official answer is optional. It does, however, extend the capabilities of the system.</text:p>
            <text:p/>
            <text:p>There is to be a database containing short answers and supplied information for selected exercises and/or textbooks. <text:s/>In such cases, there is no need for students to enter that information.</text:p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lassroom Use</text:p>
          </draw:text-box>
        </draw:frame>
        <draw:frame presentation:style-name="pr6" draw:text-style-name="P5" draw:layer="layout" svg:width="25.199cm" svg:height="15.826cm" svg:x="1.301cm" svg:y="4cm" presentation:class="outline" presentation:user-transformed="true">
          <draw:text-box>
            <text:p><text:span text:style-name="T2">In a computer lab, the teacher asks the class to use the system to do Ex. 13.4 (for example) from the textbook. The system will present the students with a template into which they insert their working which will then be marked step by step automatically and immediately. This speeds up the students' learning.</text:span></text:p>
            <text:p><text:span text:style-name="T2"/></text:p>
            <text:p><text:span text:style-name="T2">This facility would only be used for exercises for which there is data in the database, thereby avoiding the need for the students to enter anything other than their working.</text:span></text:p>
            <text:p><text:span text:style-name="T2"/></text:p>
            <text:p><text:span text:style-name="T2">The teacher's computer would show the progress of each student in doing the exercise.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ypical Template</text:p>
          </draw:text-box>
        </draw:frame>
        <draw:frame presentation:style-name="pr7" draw:text-style-name="P6" draw:layer="layout" svg:width="25.199cm" svg:height="17.329cm" svg:x="1.301cm" svg:y="4.5cm" presentation:class="outline" presentation:user-transformed="true">
          <draw:text-box>
            <text:p><text:span text:style-name="T3">Ex. 13.4</text:span></text:p>
            <text:p><text:span text:style-name="T3"/></text:p>
            <text:p><text:span text:style-name="T3">Question 1</text:span></text:p>
            <text:p><text:span text:style-name="T4">Solution:</text:span></text:p>
            <text:p><text:span text:style-name="T4">[This is where the student enters the working.]</text:span></text:p>
            <text:p><text:span text:style-name="T4"/></text:p>
            <text:p><text:span text:style-name="T5">Question 2</text:span></text:p>
            <text:p><text:span text:style-name="T4">Solution:</text:span></text:p>
            <text:p><text:span text:style-name="T4">Let the width of the rectangle be <text:s/>w cm.</text:span></text:p>
            <text:p><text:span text:style-name="T4">[This is where the student enters the working.]</text:span></text:p>
            <text:p><text:span text:style-name="T4">Width of the rectangle =</text:span></text:p>
            <text:p><text:span text:style-name="T4"/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xml:id="id11" draw:id="id1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Languages Being Considered</text:p>
          </draw:text-box>
        </draw:frame>
        <draw:frame presentation:style-name="pr9" draw:layer="layout" svg:width="25.199cm" svg:height="13.859cm" svg:x="1.4cm" svg:y="4.914cm" presentation:class="outline">
          <draw:text-box>
            <text:p>Haskell</text:p>
            <text:p>Python</text:p>
            <text:p>Ruby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xml:id="id12" draw:id="id12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Haskell</text:p>
          </draw:text-box>
        </draw:frame>
        <draw:frame presentation:style-name="pr11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Purely functional</text:p>
              </text:list-item>
              <text:list-item>
                <text:p>Compiled or interpreted</text:p>
              </text:list-item>
              <text:list-item>
                <text:p>Fast</text:p>
              </text:list-item>
              <text:list-item>
                <text:p>Facilitates concurrent and multi-core processing</text:p>
              </text:list-item>
              <text:list-item>
                <text:p>Good for web programming (with Yesod framework)</text:p>
              </text:list-item>
              <text:list-item>
                <text:p>Good integration with other languages</text:p>
              </text:list-item>
              <text:list-item>
                <text:p>Few people know it (the main drawback).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 xml:id="id13" draw:id="id13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Sample Haskell Program</text:p>
          </draw:text-box>
        </draw:frame>
        <draw:frame presentation:style-name="pr9" draw:layer="layout" svg:width="25.199cm" svg:height="13.859cm" svg:x="1.4cm" svg:y="4.914cm" presentation:class="outline">
          <draw:text-box>
            <text:p><text:span text:style-name="T6">To find 37! (factorial 37):</text:span></text:p>
            <text:p><text:span text:style-name="T7"/></text:p>
            <text:p><text:span text:style-name="T7">factorial 0 = 1</text:span></text:p>
            <text:p><text:span text:style-name="T7">factorial n = n * factorial (n – 1)</text:span></text:p>
            <text:p><text:span text:style-name="T7">main = print (factorial 37)</text:span></text:p>
            <text:p><text:span text:style-name="T7"/></text:p>
            <text:p><text:span text:style-name="T7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on Johnston</meta:initial-creator>
    <meta:creation-date>2012-04-28T10:53:37</meta:creation-date>
    <meta:editing-duration>PT8H31M49S</meta:editing-duration>
    <meta:editing-cycles>13</meta:editing-cycles>
    <dc:date>2012-04-30T11:58:26</dc:date>
    <dc:creator>Don Johnston</dc:creator>
    <meta:generator>LibreOffice/3.3$Unix LibreOffice_project/330m19$Build-401</meta:generator>
    <meta:document-statistic meta:object-count="84"/>
  </office:meta>
</office:document-meta>
</file>